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080000020837445CE082C1F258.png" manifest:media-type="image/png"/>
  <manifest:file-entry manifest:full-path="Pictures/100002010000031B000002396FF50D7D0EC7CB60.png" manifest:media-type="image/png"/>
  <manifest:file-entry manifest:full-path="Pictures/100002010000144C00000E2A85B4277E4AE13EC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Eczar" svg:font-family="Eczar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opacity="100%" draw:fill="none" draw:textarea-horizontal-align="justify" draw:textarea-vertical-align="middle" draw:auto-grow-height="false" fo:min-height="2.75cm" fo:min-width="5.5cm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15.759cm, 73.93cm, 18.985cm, 4.208cm)" draw:image-opacity="100%" style:mirror="none"/>
    </style:style>
    <style:style style:name="gr4" style:family="graphic" style:parent-style-name="objectwithoutfill">
      <style:graphic-properties draw:stroke="dash" draw:stroke-dash="Fine_20_Dashed"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opacity="100%" draw:fill="none" draw:textarea-horizontal-align="justify" draw:textarea-vertical-align="middle" draw:auto-grow-height="false" fo:min-height="2.75cm" fo:min-width="6.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5.759cm" svg:height="4.122cm" svg:x="1.141cm" svg:y="5.3cm">
          <draw:image xlink:href="Pictures/100002010000031B000002396FF50D7D0EC7CB60.png" xlink:type="simple" xlink:show="embed" xlink:actuate="onLoad">
            <text:p/>
          </draw:image>
        </draw:frame>
        <draw:custom-shape draw:style-name="gr2" draw:text-style-name="P2" draw:layer="layout" svg:width="6cm" svg:height="3cm" svg:x="1.1cm" svg:y="10.022cm">
          <text:p text:style-name="P1"><text:span text:style-name="T1">Capteurs :</text:span></text:p>
          <text:p text:style-name="P1"><text:span text:style-name="T2">Température,</text:span></text:p>
          <text:p text:style-name="P1"><text:span text:style-name="T2">Humidité, qualité </text:span></text:p>
          <text:p text:style-name="P1"><text:span text:style-name="T2">de l’air ...</text:span></text:p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4.557cm" svg:height="4.699cm" svg:x="1.6cm" svg:y="0.3cm">
          <draw:image xlink:href="Pictures/100002010000144C00000E2A85B4277E4AE13EC6.png" xlink:type="simple" xlink:show="embed" xlink:actuate="onLoad">
            <text:p/>
          </draw:image>
        </draw:frame>
        <draw:line draw:style-name="gr4" draw:text-style-name="P2" draw:layer="layout" svg:x1="7.9cm" svg:y1="7.1cm" svg:x2="12.4cm" svg:y2="5.9cm">
          <text:p/>
        </draw:line>
        <draw:frame draw:style-name="gr1" draw:text-style-name="P1" xml:id="id1" draw:id="id1" draw:layer="layout" svg:width="7.874cm" svg:height="5.276cm" svg:x="12.7cm" svg:y="8.224cm">
          <draw:image xlink:href="Pictures/10000201000003080000020837445CE082C1F258.png" xlink:type="simple" xlink:show="embed" xlink:actuate="onLoad">
            <text:p/>
          </draw:image>
        </draw:frame>
        <draw:frame draw:style-name="gr1" draw:text-style-name="P1" draw:layer="layout" svg:width="5.759cm" svg:height="4.122cm" draw:transform="rotate (-3.14159265358979) translate (19.199cm 7.6cm)">
          <draw:image xlink:href="Pictures/100002010000031B000002396FF50D7D0EC7CB60.png" xlink:type="simple" xlink:show="embed" xlink:actuate="onLoad">
            <text:p/>
          </draw:image>
        </draw:frame>
        <draw:connector draw:style-name="gr5" draw:text-style-name="P2" draw:layer="layout" draw:type="curve" svg:x1="19.392cm" svg:y1="6.413cm" svg:x2="20.574cm" svg:y2="10.862cm" draw:end-shape="id1" draw:end-glue-point="1" svg:d="M19392 6413c2523 0 1932 4449 1182 4449" svg:viewBox="0 0 1830 4450">
          <text:p text:style-name="P1"/>
        </draw:connector>
        <draw:frame draw:style-name="gr6" draw:text-style-name="P3" draw:layer="layout" svg:width="1.806cm" svg:height="0.962cm" svg:x="19.4cm" svg:y="7cm">
          <draw:text-box>
            <text:p>USB</text:p>
          </draw:text-box>
        </draw:frame>
        <draw:custom-shape draw:style-name="gr7" draw:text-style-name="P2" draw:layer="layout" svg:width="7.4cm" svg:height="3cm" svg:x="12.8cm" svg:y="13.8cm">
          <text:p text:style-name="P1"><text:span text:style-name="T1">Passerelle :</text:span></text:p>
          <text:p text:style-name="P1"><text:span text:style-name="T2">Récupération et centralisation</text:span></text:p>
          <text:p text:style-name="P1"><text:span text:style-name="T2">des données.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Eczar" svg:font-family="Eczar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Eczar" style:font-family-complex="Eczar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6T19:30:21.041169035</meta:creation-date>
    <dc:date>2018-02-06T23:30:11.719871225</dc:date>
    <meta:editing-duration>PT3H59M51S</meta:editing-duration>
    <meta:editing-cycles>1</meta:editing-cycles>
    <meta:document-statistic meta:object-count="9"/>
    <meta:generator>LibreOffice/5.4.4.2$Linux_X86_64 LibreOffice_project/40m0$Build-2</meta:generator>
  </office:meta>
</office:document-meta>
</file>